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MS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 $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rf-solutions/RFM95W-868S2/5051755?_gl=1*dk7re0*_up*MQ..&amp;gclid=CjwKCAjwg8qzBhAoEiwAWagLrDH321aLjChSF52eUF-QNLMqhUgMh27dfRPtyxYF2kPnyk-oLuktMRoCAQMQAvD_BwE" xlink:type="simple">LoRa Module</text:a></text:p>
          </table:table-cell>
          <table:table-cell office:value-type="string" calcext:value-type="string">
            <text:p>RFM95W-868S2</text:p>
          </table:table-cell>
          <table:table-cell/>
          <table:table-cell office:value-type="string" calcext:value-type="string">
            <text:p>spi</text:p>
          </table:table-cell>
          <table:table-cell table:style-name="ce2" office:value-type="float" office:value="22.68" calcext:value-type="float">
            <text:p>22.68</text:p>
          </table:table-cell>
          <table:table-cell office:value-type="float" office:value="1" calcext:value-type="float">
            <text:p>1</text:p>
          </table:table-cell>
          <table:table-cell table:formula="of:=[.F5]*[.G5]" office:value-type="float" office:value="22.68" calcext:value-type="float">
            <text:p>22.68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STM32F401RET7/6621729?Enterprise=44&amp;Vendor=497&amp;WT.z_cid=sp_497_0928_buynow&amp;lang=en&amp;s=N4IgTCBcDaIMoBUCyBmMAxALABgIwCUBRBAdhAF0BfIA" xlink:type="simple">STM32</text:a></text:p>
          </table:table-cell>
          <table:table-cell office:value-type="string" calcext:value-type="string">
            <text:p>STM32F401RET7</text:p>
          </table:table-cell>
          <table:table-cell office:value-type="string" calcext:value-type="string">
            <text:p>64LQFP</text:p>
          </table:table-cell>
          <table:table-cell/>
          <table:table-cell table:style-name="ce2"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8.59" calcext:value-type="float">
            <text:p>8.59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bosch-sensortec/BMI323/16719593" xlink:type="simple">IMU</text:a></text:p>
          </table:table-cell>
          <table:table-cell office:value-type="string" calcext:value-type="string">
            <text:p>BMI323</text:p>
          </table:table-cell>
          <table:table-cell/>
          <table:table-cell office:value-type="string" calcext:value-type="string">
            <text:p>spi</text:p>
          </table:table-cell>
          <table:table-cell table:style-name="ce2"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c-k/PTS-647-SN50-SMTR2-LFS/9649857" xlink:type="simple">Buttons</text:a></text:p>
          </table:table-cell>
          <table:table-cell office:value-type="string" calcext:value-type="string">
            <text:p>PTS 647 SN50 SMTR2 LFS</text:p>
          </table:table-cell>
          <table:table-cell/>
          <table:table-cell office:value-type="string" calcext:value-type="string">
            <text:p>GPIO/Interupt</text:p>
          </table:table-cell>
          <table:table-cell table:style-name="ce2"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F8]*[.G8]"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würth-elektronik/150141M173100/4489960" xlink:type="simple">Led’s</text:a></text:p>
          </table:table-cell>
          <table:table-cell office:value-type="string" calcext:value-type="string">
            <text:p>150141M173100</text:p>
          </table:table-cell>
          <table:table-cell table:number-columns-repeated="2"/>
          <table:table-cell table:style-name="ce2"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formula="of:=[.F9]*[.G9]"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edac-inc/690-005-299-043/4312191" xlink:type="simple">USB Mini B</text:a></text:p>
          </table:table-cell>
          <table:table-cell office:value-type="string" calcext:value-type="string">
            <text:p>690-005-299-043</text:p>
          </table:table-cell>
          <table:table-cell/>
          <table:table-cell office:value-type="string" calcext:value-type="string">
            <text:p>USB-OTG</text:p>
          </table:table-cell>
          <table:table-cell table:style-name="ce2"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string" calcext:value-type="string">
            <text:p>Programming Header</text:p>
          </table:table-cell>
          <table:table-cell office:value-type="string" calcext:value-type="string">
            <text:p>Header Pins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LDK320AM33R/6192795" xlink:type="simple">Linear Regulator</text:a></text:p>
          </table:table-cell>
          <table:table-cell office:value-type="string" calcext:value-type="string">
            <text:p>LDK320AM33R</text:p>
          </table:table-cell>
          <table:table-cell table:number-columns-repeated="2"/>
          <table:table-cell table:style-name="ce2"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1.04" calcext:value-type="float">
            <text:p>1.0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molex/2067640100/9520958" xlink:type="simple">Antenna</text:a></text:p>
          </table:table-cell>
          <table:table-cell office:value-type="float" office:value="2067640100" calcext:value-type="float">
            <text:p>2067640100</text:p>
          </table:table-cell>
          <table:table-cell table:number-columns-repeated="2"/>
          <table:table-cell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6.85" calcext:value-type="float">
            <text:p>6.85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U.FL-R-SMT-1(10)/H11891CT-ND/2504612?curr=usd&amp;utm_campaign=buynow&amp;utm_medium=aggregator&amp;utm_source=octopart" xlink:type="simple">u.FL connector</text:a></text:p>
          </table:table-cell>
          <table:table-cell office:value-type="string" calcext:value-type="string">
            <text:p>U.FL-R-SMT-1(10)</text:p>
          </table:table-cell>
          <table:table-cell table:number-columns-repeated="2"/>
          <table:table-cell office:value-type="float" office:value="2.12" calcext:value-type="float">
            <text:p>2.12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2.12" calcext:value-type="float">
            <text:p>2.12</text:p>
          </table:table-cell>
        </table:table-row>
        <table:table-row table:style-name="ro1">
          <table:table-cell table:number-columns-repeated="7"/>
          <table:table-cell table:formula="of:=[.F15]*[.G1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F16]*[.G16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F17]*[.G17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F18]*[.G18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F19]*[.G1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table:formula="of:=SUM([.H5:.H13])" office:value-type="float" office:value="52.82" calcext:value-type="float">
            <text:p>52.82</text:p>
          </table:table-cell>
        </table:table-row>
      </table:table>
      <table:table table:name="POWER-BUDG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9:48:37.845313729</meta:creation-date>
    <meta:generator>LibreOffice/7.3.7.2$Linux_X86_64 LibreOffice_project/30$Build-2</meta:generator>
    <dc:date>2024-06-24T19:28:54.606063640</dc:date>
    <meta:editing-duration>PT3H8M32S</meta:editing-duration>
    <meta:editing-cycles>13</meta:editing-cycles>
    <meta:document-statistic meta:table-count="2" meta:cell-count="69" meta:object-count="0"/>
  </office:meta>
</office:document-meta>
</file>